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Web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.159cm" loext:contextual-spacing="false" fo:orphans="2" fo:widows="2" fo:text-indent="0cm" style:auto-text-indent="false" fo:padding="0cm" fo:border="none"/>
      <style:text-properties fo:font-variant="normal" fo:text-transform="none" fo:color="#2d3b45" style:font-name="LatoWeb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loext:contextual-spacing="false" fo:orphans="2" fo:widows="2" fo:text-indent="12.952cm" style:auto-text-indent="false"/>
    </style:style>
    <style:style style:name="P4" style:family="paragraph" style:parent-style-name="Text_20_body" style:list-style-name="L1">
      <style:paragraph-properties fo:margin-top="0cm" fo:margin-bottom="0.159cm" loext:contextual-spacing="false" fo:orphans="2" fo:widows="2" fo:padding="0cm" fo:border="none"/>
      <style:text-properties fo:font-variant="normal" fo:text-transform="none" fo:color="#2d3b45" style:font-name="LatoWeb" fo:font-size="12pt" fo:letter-spacing="normal" fo:font-style="normal" fo:font-weight="normal"/>
    </style:style>
    <style:style style:name="T1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LatoWeb" fo:font-size="12pt" fo:letter-spacing="normal" fo:font-style="normal" style:text-underline-style="solid" style:text-underline-width="auto" style:text-underline-color="font-color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view </text:span><text:a xlink:type="simple" xlink:href="https://www.tensorflow.org/guide/keras" office:target-frame-name="_blank" xlink:show="new" text:style-name="Internet_20_link" text:visited-style-name="Visited_20_Internet_20_Link"><text:span text:style-name="T2">https://www.tensorflow.org/guide/keras</text:span></text:a><draw:frame draw:style-name="fr1" draw:name="Frame1" text:anchor-type="char" svg:width="0.041cm" draw:z-index="0"><draw:text-box fo:min-height="0.041cm"><text:p text:style-name="Text_20_body"> (Links to an external site.)</text:p></draw:text-box></draw:frame><draw:frame draw:style-name="fr1" draw:name="Frame2" text:anchor-type="char" svg:width="0.041cm" draw:z-index="1"><draw:text-box fo:min-height="0.041cm"><text:p text:style-name="Text_20_body">Links to an external site.</text:p></draw:text-box></draw:frame><text:span text:style-name="T1"> up to and including “Build a Simple Model”.  Run it in Colab by clicking “Run in Google Colab” near the top of the page.</text:span></text:p>
      <text:p text:style-name="P1">Create a new notebook in Colab.</text:p>
      <text:p text:style-name="P1">Create a sequential model with four layers (all Dense):</text:p>
      <text:list xml:id="list3639311797" text:style-name="L1">
        <text:list-item>
          <text:p text:style-name="P2">The first layer should have 64 units and input_shape (10, ) and use relu</text:p>
        </text:list-item>
        <text:list-item>
          <text:p text:style-name="P4">The next layer should have 32 units and use a sigmoid activation</text:p>
        </text:list-item>
        <text:list-item>
          <text:p text:style-name="P4">The next layer should have 5 units and use relu with an L2 kernel regularization factor of 0.01</text:p>
        </text:list-item>
        <text:list-item>
          <text:p text:style-name="P4">The output layer should produce three outputs using softmax</text:p>
        </text:list-item>
      </text:list>
      <text:p text:style-name="P1">Train the model using the RMSProp optimizer with a factor of 0.01, a loss function of Mean Squared Error and a metric of Mean Absolute Error, using the same randomly-generated data as in “Input NumPy Data” in “Build a Simple Model” but with 3 labels rather than 10.  Train for 10 epochs using a batch size of 32. Use a randomly-generated validation set similar to the example.</text:p>
      <text:p text:style-name="P1">Evaluate your model using a randomly generated “data” and “labels” (again with 3 labels rather than 10) similar to how it is done in the “Evaluate and Predict” section of “Build a Simple Model”</text:p>
      <text:p text:style-name="P1">Run</text:p>
      <text:p text:style-name="P1">Under the File menu, select “Download to .ipynb”</text:p>
      <text:p text:style-name="P1">Submit your .ipynb file to Quercus (be sure to submit the fully executed notebook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48:48.211519289</meta:creation-date>
    <dc:date>2019-04-09T13:49:03.582771177</dc:date>
    <meta:editing-duration>PT17S</meta:editing-duration>
    <meta:editing-cycles>1</meta:editing-cycles>
    <meta:document-statistic meta:table-count="0" meta:image-count="0" meta:object-count="0" meta:page-count="1" meta:paragraph-count="14" meta:word-count="232" meta:character-count="1304" meta:non-whitespace-character-count="1087"/>
    <meta:generator>LibreOffice/5.4.6.2$Linux_X86_64 LibreOffice_project/40m0$Build-2</meta:generator>
  </office:meta>
</office:document-meta>
</file>